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547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ccy" table:style-name="ta1">
        <table:shapes>
          <draw:frame draw:z-index="0" draw:style-name="gr1" draw:text-style-name="P1" svg:width="8.9618in" svg:height="5.6114in" svg:x="0.1591in" svg:y="2.989in">
            <draw:object draw:notify-on-update-of-ranges="Speccy.A1:Speccy.A1 Speccy.B1:Speccy.G1 Speccy.A16:Speccy.A16 Speccy.B16:Speccy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0.000860898" calcext:value-type="float">
            <text:p>0.000860898</text:p>
          </table:table-cell>
          <table:table-cell office:value-type="float" office:value="0.00065258" calcext:value-type="float">
            <text:p>0.00065258</text:p>
          </table:table-cell>
          <table:table-cell office:value-type="float" office:value="0.000610004" calcext:value-type="float">
            <text:p>0.000610004</text:p>
          </table:table-cell>
          <table:table-cell office:value-type="float" office:value="0.000563415" calcext:value-type="float">
            <text:p>0.000563415</text:p>
          </table:table-cell>
          <table:table-cell office:value-type="float" office:value="0.000475911" calcext:value-type="float">
            <text:p>0.000475911</text:p>
          </table:table-cell>
          <table:table-cell office:value-type="float" office:value="0.000507091" calcext:value-type="float">
            <text:p>0.00050709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259948" calcext:value-type="float">
            <text:p>0.0259948</text:p>
          </table:table-cell>
          <table:table-cell office:value-type="float" office:value="0.0005978" calcext:value-type="float">
            <text:p>0.0005978</text:p>
          </table:table-cell>
          <table:table-cell office:value-type="float" office:value="0.000642982" calcext:value-type="float">
            <text:p>0.000642982</text:p>
          </table:table-cell>
          <table:table-cell office:value-type="float" office:value="0.000502756" calcext:value-type="float">
            <text:p>0.000502756</text:p>
          </table:table-cell>
          <table:table-cell office:value-type="float" office:value="0.000596467" calcext:value-type="float">
            <text:p>0.000596467</text:p>
          </table:table-cell>
          <table:table-cell office:value-type="float" office:value="0.000502365" calcext:value-type="float">
            <text:p>0.0005023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164888" calcext:value-type="float">
            <text:p>0.00164888</text:p>
          </table:table-cell>
          <table:table-cell office:value-type="float" office:value="0.000661852" calcext:value-type="float">
            <text:p>0.000661852</text:p>
          </table:table-cell>
          <table:table-cell office:value-type="float" office:value="0.000575064" calcext:value-type="float">
            <text:p>0.000575064</text:p>
          </table:table-cell>
          <table:table-cell office:value-type="float" office:value="0.00045264" calcext:value-type="float">
            <text:p>0.00045264</text:p>
          </table:table-cell>
          <table:table-cell office:value-type="float" office:value="0.00055005" calcext:value-type="float">
            <text:p>0.00055005</text:p>
          </table:table-cell>
          <table:table-cell office:value-type="float" office:value="0.0005785" calcext:value-type="float">
            <text:p>0.00057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976535" calcext:value-type="float">
            <text:p>0.000976535</text:p>
          </table:table-cell>
          <table:table-cell office:value-type="float" office:value="0.000563129" calcext:value-type="float">
            <text:p>0.000563129</text:p>
          </table:table-cell>
          <table:table-cell office:value-type="float" office:value="0.000665956" calcext:value-type="float">
            <text:p>0.000665956</text:p>
          </table:table-cell>
          <table:table-cell office:value-type="float" office:value="0.000494045" calcext:value-type="float">
            <text:p>0.000494045</text:p>
          </table:table-cell>
          <table:table-cell office:value-type="float" office:value="0.000452947" calcext:value-type="float">
            <text:p>0.000452947</text:p>
          </table:table-cell>
          <table:table-cell office:value-type="float" office:value="0.000502319" calcext:value-type="float">
            <text:p>0.0005023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726206" calcext:value-type="float">
            <text:p>0.000726206</text:p>
          </table:table-cell>
          <table:table-cell office:value-type="float" office:value="0.000686711" calcext:value-type="float">
            <text:p>0.000686711</text:p>
          </table:table-cell>
          <table:table-cell office:value-type="float" office:value="0.000602339" calcext:value-type="float">
            <text:p>0.000602339</text:p>
          </table:table-cell>
          <table:table-cell office:value-type="float" office:value="0.000526228" calcext:value-type="float">
            <text:p>0.000526228</text:p>
          </table:table-cell>
          <table:table-cell office:value-type="float" office:value="0.000504443" calcext:value-type="float">
            <text:p>0.000504443</text:p>
          </table:table-cell>
          <table:table-cell office:value-type="float" office:value="0.000483621" calcext:value-type="float">
            <text:p>0.0004836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968338" calcext:value-type="float">
            <text:p>0.000968338</text:p>
          </table:table-cell>
          <table:table-cell office:value-type="float" office:value="0.000617816" calcext:value-type="float">
            <text:p>0.000617816</text:p>
          </table:table-cell>
          <table:table-cell office:value-type="float" office:value="0.00074517" calcext:value-type="float">
            <text:p>0.00074517</text:p>
          </table:table-cell>
          <table:table-cell office:value-type="float" office:value="0.000546043" calcext:value-type="float">
            <text:p>0.000546043</text:p>
          </table:table-cell>
          <table:table-cell office:value-type="float" office:value="0.000448136" calcext:value-type="float">
            <text:p>0.000448136</text:p>
          </table:table-cell>
          <table:table-cell office:value-type="float" office:value="0.000522645" calcext:value-type="float">
            <text:p>0.0005226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81985" calcext:value-type="float">
            <text:p>0.00081985</text:p>
          </table:table-cell>
          <table:table-cell office:value-type="float" office:value="0.000651373" calcext:value-type="float">
            <text:p>0.000651373</text:p>
          </table:table-cell>
          <table:table-cell office:value-type="float" office:value="0.000638189" calcext:value-type="float">
            <text:p>0.000638189</text:p>
          </table:table-cell>
          <table:table-cell office:value-type="float" office:value="0.000541265" calcext:value-type="float">
            <text:p>0.000541265</text:p>
          </table:table-cell>
          <table:table-cell office:value-type="float" office:value="0.000538014" calcext:value-type="float">
            <text:p>0.000538014</text:p>
          </table:table-cell>
          <table:table-cell office:value-type="float" office:value="0.000528229" calcext:value-type="float">
            <text:p>0.0005282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971015" calcext:value-type="float">
            <text:p>0.000971015</text:p>
          </table:table-cell>
          <table:table-cell office:value-type="float" office:value="0.000663892" calcext:value-type="float">
            <text:p>0.000663892</text:p>
          </table:table-cell>
          <table:table-cell office:value-type="float" office:value="0.000629854" calcext:value-type="float">
            <text:p>0.000629854</text:p>
          </table:table-cell>
          <table:table-cell office:value-type="float" office:value="0.000450367" calcext:value-type="float">
            <text:p>0.000450367</text:p>
          </table:table-cell>
          <table:table-cell office:value-type="float" office:value="0.000590937" calcext:value-type="float">
            <text:p>0.000590937</text:p>
          </table:table-cell>
          <table:table-cell office:value-type="float" office:value="0.000567472" calcext:value-type="float">
            <text:p>0.0005674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0780922" calcext:value-type="float">
            <text:p>0.000780922</text:p>
          </table:table-cell>
          <table:table-cell office:value-type="float" office:value="0.000738064" calcext:value-type="float">
            <text:p>0.000738064</text:p>
          </table:table-cell>
          <table:table-cell office:value-type="float" office:value="0.000608752" calcext:value-type="float">
            <text:p>0.000608752</text:p>
          </table:table-cell>
          <table:table-cell office:value-type="float" office:value="0.000483577" calcext:value-type="float">
            <text:p>0.000483577</text:p>
          </table:table-cell>
          <table:table-cell office:value-type="float" office:value="0.000462089" calcext:value-type="float">
            <text:p>0.000462089</text:p>
          </table:table-cell>
          <table:table-cell office:value-type="float" office:value="0.000533561" calcext:value-type="float">
            <text:p>0.00053356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0.000927672" calcext:value-type="float">
            <text:p>0.000927672</text:p>
          </table:table-cell>
          <table:table-cell table:style-name="ce2" office:value-type="float" office:value="0.000699842" calcext:value-type="float">
            <text:p>0.000699842</text:p>
          </table:table-cell>
          <table:table-cell table:style-name="ce2" office:value-type="float" office:value="0.000594493" calcext:value-type="float">
            <text:p>0.000594493</text:p>
          </table:table-cell>
          <table:table-cell table:style-name="ce2" office:value-type="float" office:value="0.000574232" calcext:value-type="float">
            <text:p>0.000574232</text:p>
          </table:table-cell>
          <table:table-cell table:style-name="ce2" office:value-type="float" office:value="0.000489774" calcext:value-type="float">
            <text:p>0.000489774</text:p>
          </table:table-cell>
          <table:table-cell table:style-name="ce2" office:value-type="float" office:value="0.000498649" calcext:value-type="float">
            <text:p>0.000498649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0.000726206" calcext:value-type="float">
            <text:p>0.000726206</text:p>
          </table:table-cell>
          <table:table-cell table:style-name="ce3" table:formula="of:=MIN([.C2:.C11])" office:value-type="float" office:value="0.000563129" calcext:value-type="float">
            <text:p>0.000563129</text:p>
          </table:table-cell>
          <table:table-cell table:style-name="ce3" table:formula="of:=MIN([.D2:.D11])" office:value-type="float" office:value="0.000575064" calcext:value-type="float">
            <text:p>0.000575064</text:p>
          </table:table-cell>
          <table:table-cell table:style-name="ce3" table:formula="of:=MIN([.E2:.E11])" office:value-type="float" office:value="0.000450367" calcext:value-type="float">
            <text:p>0.000450367</text:p>
          </table:table-cell>
          <table:table-cell table:style-name="ce3" table:formula="of:=MIN([.F2:.F11])" office:value-type="float" office:value="0.000448136" calcext:value-type="float">
            <text:p>0.000448136</text:p>
          </table:table-cell>
          <table:table-cell table:style-name="ce3" table:formula="of:=MIN([.G2:.G11])" office:value-type="float" office:value="0.000483621" calcext:value-type="float">
            <text:p>0.0004836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0.0259948" calcext:value-type="float">
            <text:p>0.0259948</text:p>
          </table:table-cell>
          <table:table-cell table:formula="of:=MAX([.C2:.C11])" office:value-type="float" office:value="0.000738064" calcext:value-type="float">
            <text:p>0.000738064</text:p>
          </table:table-cell>
          <table:table-cell table:formula="of:=MAX([.D2:.D11])" office:value-type="float" office:value="0.00074517" calcext:value-type="float">
            <text:p>0.00074517</text:p>
          </table:table-cell>
          <table:table-cell table:formula="of:=MAX([.E2:.E11])" office:value-type="float" office:value="0.000574232" calcext:value-type="float">
            <text:p>0.000574232</text:p>
          </table:table-cell>
          <table:table-cell table:formula="of:=MAX([.F2:.F11])" office:value-type="float" office:value="0.000596467" calcext:value-type="float">
            <text:p>0.000596467</text:p>
          </table:table-cell>
          <table:table-cell table:formula="of:=MAX([.G2:.G11])" office:value-type="float" office:value="0.0005785" calcext:value-type="float">
            <text:p>0.000578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0.034675116" calcext:value-type="float">
            <text:p>0.034675116</text:p>
          </table:table-cell>
          <table:table-cell table:formula="of:=SUM([.C2:.C11])" office:value-type="float" office:value="0.006533059" calcext:value-type="float">
            <text:p>0.006533059</text:p>
          </table:table-cell>
          <table:table-cell table:formula="of:=SUM([.D2:.D11])" office:value-type="float" office:value="0.006312803" calcext:value-type="float">
            <text:p>0.006312803</text:p>
          </table:table-cell>
          <table:table-cell table:formula="of:=SUM([.E2:.E11])" office:value-type="float" office:value="0.005134568" calcext:value-type="float">
            <text:p>0.005134568</text:p>
          </table:table-cell>
          <table:table-cell table:formula="of:=SUM([.F2:.F11])" office:value-type="float" office:value="0.005108768" calcext:value-type="float">
            <text:p>0.005108768</text:p>
          </table:table-cell>
          <table:table-cell table:formula="of:=SUM([.G2:.G11])" office:value-type="float" office:value="0.005224452" calcext:value-type="float">
            <text:p>0.00522445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0.00099426375" calcext:value-type="float">
            <text:p>0.00099426375</text:p>
          </table:table-cell>
          <table:table-cell table:formula="of:=([.C14]-[.C12]-[.C13])/8" office:value-type="float" office:value="0.00065398325" calcext:value-type="float">
            <text:p>0.00065398325</text:p>
          </table:table-cell>
          <table:table-cell table:formula="of:=([.D14]-[.D12]-[.D13])/8" office:value-type="float" office:value="0.000624071125" calcext:value-type="float">
            <text:p>0.000624071125</text:p>
          </table:table-cell>
          <table:table-cell table:formula="of:=([.E14]-[.E12]-[.E13])/8" office:value-type="float" office:value="0.000513746125" calcext:value-type="float">
            <text:p>0.000513746125</text:p>
          </table:table-cell>
          <table:table-cell table:formula="of:=([.F14]-[.F12]-[.F13])/8" office:value-type="float" office:value="0.000508020625" calcext:value-type="float">
            <text:p>0.000508020625</text:p>
          </table:table-cell>
          <table:table-cell table:formula="of:=([.G14]-[.G12]-[.G13])/8" office:value-type="float" office:value="0.000520291375" calcext:value-type="float">
            <text:p>0.0005202913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2*22)/[.B15]" office:value-type="float" office:value="708061.618458885" calcext:value-type="float">
            <text:p>708061.618458885</text:p>
          </table:table-cell>
          <table:table-cell table:formula="of:=(32*22)/[.C15]" office:value-type="float" office:value="1076480.16979028" calcext:value-type="float">
            <text:p>1076480.16979028</text:p>
          </table:table-cell>
          <table:table-cell table:formula="of:=(32*22)/[.D15]" office:value-type="float" office:value="1128076.54736469" calcext:value-type="float">
            <text:p>1128076.54736469</text:p>
          </table:table-cell>
          <table:table-cell table:formula="of:=(32*22)/[.E15]" office:value-type="float" office:value="1370326.63750019" calcext:value-type="float">
            <text:p>1370326.63750019</text:p>
          </table:table-cell>
          <table:table-cell table:formula="of:=(32*22)/[.F15]" office:value-type="float" office:value="1385770.50882531" calcext:value-type="float">
            <text:p>1385770.50882531</text:p>
          </table:table-cell>
          <table:table-cell table:formula="of:=(32*22)/[.G15]" office:value-type="float" office:value="1353087.96921725" calcext:value-type="float">
            <text:p>1353087.96921725</text:p>
          </table:table-cell>
          <table:table-cell table:number-columns-repeated="1017"/>
        </table:table-row>
      </table:table>
      <table:table table:name="EGA" table:style-name="ta1">
        <table:shapes>
          <draw:frame draw:z-index="0" draw:style-name="gr1" draw:text-style-name="P1" svg:width="9.0752in" svg:height="5.6559in" svg:x="0.1933in" svg:y="3.0004in">
            <draw:object draw:notify-on-update-of-ranges="EGA.A1:EGA.A1 EGA.B1:EGA.G1 EGA.A16:EGA.A16 EGA.B16:EGA.G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28718" calcext:value-type="float">
            <text:p>0.0128718</text:p>
          </table:table-cell>
          <table:table-cell office:value-type="float" office:value="0.00934917" calcext:value-type="float">
            <text:p>0.00934917</text:p>
          </table:table-cell>
          <table:table-cell office:value-type="float" office:value="0.00651931" calcext:value-type="float">
            <text:p>0.00651931</text:p>
          </table:table-cell>
          <table:table-cell office:value-type="float" office:value="0.00633111" calcext:value-type="float">
            <text:p>0.00633111</text:p>
          </table:table-cell>
          <table:table-cell office:value-type="float" office:value="0.00615362" calcext:value-type="float">
            <text:p>0.00615362</text:p>
          </table:table-cell>
          <table:table-cell office:value-type="float" office:value="0.00617742" calcext:value-type="float">
            <text:p>0.006177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26022" calcext:value-type="float">
            <text:p>0.0126022</text:p>
          </table:table-cell>
          <table:table-cell office:value-type="float" office:value="0.00859294" calcext:value-type="float">
            <text:p>0.00859294</text:p>
          </table:table-cell>
          <table:table-cell office:value-type="float" office:value="0.00673519" calcext:value-type="float">
            <text:p>0.00673519</text:p>
          </table:table-cell>
          <table:table-cell office:value-type="float" office:value="0.00635744" calcext:value-type="float">
            <text:p>0.00635744</text:p>
          </table:table-cell>
          <table:table-cell office:value-type="float" office:value="0.00642642" calcext:value-type="float">
            <text:p>0.00642642</text:p>
          </table:table-cell>
          <table:table-cell office:value-type="float" office:value="0.00618326" calcext:value-type="float">
            <text:p>0.006183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25656" calcext:value-type="float">
            <text:p>0.0125656</text:p>
          </table:table-cell>
          <table:table-cell office:value-type="float" office:value="0.00866748" calcext:value-type="float">
            <text:p>0.00866748</text:p>
          </table:table-cell>
          <table:table-cell office:value-type="float" office:value="0.00675788" calcext:value-type="float">
            <text:p>0.00675788</text:p>
          </table:table-cell>
          <table:table-cell office:value-type="float" office:value="0.00655849" calcext:value-type="float">
            <text:p>0.00655849</text:p>
          </table:table-cell>
          <table:table-cell office:value-type="float" office:value="0.00607531" calcext:value-type="float">
            <text:p>0.00607531</text:p>
          </table:table-cell>
          <table:table-cell office:value-type="float" office:value="0.00612795" calcext:value-type="float">
            <text:p>0.006127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26821" calcext:value-type="float">
            <text:p>0.0126821</text:p>
          </table:table-cell>
          <table:table-cell office:value-type="float" office:value="0.00873997" calcext:value-type="float">
            <text:p>0.00873997</text:p>
          </table:table-cell>
          <table:table-cell office:value-type="float" office:value="0.00683805" calcext:value-type="float">
            <text:p>0.00683805</text:p>
          </table:table-cell>
          <table:table-cell office:value-type="float" office:value="0.00666775" calcext:value-type="float">
            <text:p>0.00666775</text:p>
          </table:table-cell>
          <table:table-cell office:value-type="float" office:value="0.00618018" calcext:value-type="float">
            <text:p>0.00618018</text:p>
          </table:table-cell>
          <table:table-cell office:value-type="float" office:value="0.00587883" calcext:value-type="float">
            <text:p>0.005878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28209" calcext:value-type="float">
            <text:p>0.0128209</text:p>
          </table:table-cell>
          <table:table-cell office:value-type="float" office:value="0.00891692" calcext:value-type="float">
            <text:p>0.00891692</text:p>
          </table:table-cell>
          <table:table-cell office:value-type="float" office:value="0.00663854" calcext:value-type="float">
            <text:p>0.00663854</text:p>
          </table:table-cell>
          <table:table-cell office:value-type="float" office:value="0.0063524" calcext:value-type="float">
            <text:p>0.0063524</text:p>
          </table:table-cell>
          <table:table-cell office:value-type="float" office:value="0.00630107" calcext:value-type="float">
            <text:p>0.00630107</text:p>
          </table:table-cell>
          <table:table-cell office:value-type="float" office:value="0.00619844" calcext:value-type="float">
            <text:p>0.006198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33579" calcext:value-type="float">
            <text:p>0.0133579</text:p>
          </table:table-cell>
          <table:table-cell office:value-type="float" office:value="0.00859689" calcext:value-type="float">
            <text:p>0.00859689</text:p>
          </table:table-cell>
          <table:table-cell office:value-type="float" office:value="0.00680599" calcext:value-type="float">
            <text:p>0.00680599</text:p>
          </table:table-cell>
          <table:table-cell office:value-type="float" office:value="0.00648761" calcext:value-type="float">
            <text:p>0.00648761</text:p>
          </table:table-cell>
          <table:table-cell office:value-type="float" office:value="0.00619306" calcext:value-type="float">
            <text:p>0.00619306</text:p>
          </table:table-cell>
          <table:table-cell office:value-type="float" office:value="0.00598268" calcext:value-type="float">
            <text:p>0.005982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27295" calcext:value-type="float">
            <text:p>0.0127295</text:p>
          </table:table-cell>
          <table:table-cell office:value-type="float" office:value="0.00876457" calcext:value-type="float">
            <text:p>0.00876457</text:p>
          </table:table-cell>
          <table:table-cell office:value-type="float" office:value="0.00859477" calcext:value-type="float">
            <text:p>0.00859477</text:p>
          </table:table-cell>
          <table:table-cell office:value-type="float" office:value="0.00645357" calcext:value-type="float">
            <text:p>0.00645357</text:p>
          </table:table-cell>
          <table:table-cell office:value-type="float" office:value="0.00625529" calcext:value-type="float">
            <text:p>0.00625529</text:p>
          </table:table-cell>
          <table:table-cell office:value-type="float" office:value="0.00595883" calcext:value-type="float">
            <text:p>0.005958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29134" calcext:value-type="float">
            <text:p>0.0129134</text:p>
          </table:table-cell>
          <table:table-cell office:value-type="float" office:value="0.00902291" calcext:value-type="float">
            <text:p>0.00902291</text:p>
          </table:table-cell>
          <table:table-cell office:value-type="float" office:value="0.00668192" calcext:value-type="float">
            <text:p>0.00668192</text:p>
          </table:table-cell>
          <table:table-cell office:value-type="float" office:value="0.00629967" calcext:value-type="float">
            <text:p>0.00629967</text:p>
          </table:table-cell>
          <table:table-cell office:value-type="float" office:value="0.00610493" calcext:value-type="float">
            <text:p>0.00610493</text:p>
          </table:table-cell>
          <table:table-cell office:value-type="float" office:value="0.00602284" calcext:value-type="float">
            <text:p>0.006022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30956" calcext:value-type="float">
            <text:p>0.0130956</text:p>
          </table:table-cell>
          <table:table-cell office:value-type="float" office:value="0.00852718" calcext:value-type="float">
            <text:p>0.00852718</text:p>
          </table:table-cell>
          <table:table-cell office:value-type="float" office:value="0.00663131" calcext:value-type="float">
            <text:p>0.00663131</text:p>
          </table:table-cell>
          <table:table-cell office:value-type="float" office:value="0.00667826" calcext:value-type="float">
            <text:p>0.00667826</text:p>
          </table:table-cell>
          <table:table-cell office:value-type="float" office:value="0.00608939" calcext:value-type="float">
            <text:p>0.00608939</text:p>
          </table:table-cell>
          <table:table-cell office:value-type="float" office:value="0.0059201" calcext:value-type="float">
            <text:p>0.005920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0.0132948" calcext:value-type="float">
            <text:p>0.0132948</text:p>
          </table:table-cell>
          <table:table-cell table:style-name="ce2" office:value-type="float" office:value="0.00908315" calcext:value-type="float">
            <text:p>0.00908315</text:p>
          </table:table-cell>
          <table:table-cell table:style-name="ce2" office:value-type="float" office:value="0.00671687" calcext:value-type="float">
            <text:p>0.00671687</text:p>
          </table:table-cell>
          <table:table-cell table:style-name="ce2" office:value-type="float" office:value="0.00634704" calcext:value-type="float">
            <text:p>0.00634704</text:p>
          </table:table-cell>
          <table:table-cell table:style-name="ce2" office:value-type="float" office:value="0.0061754" calcext:value-type="float">
            <text:p>0.0061754</text:p>
          </table:table-cell>
          <table:table-cell table:style-name="ce2" office:value-type="float" office:value="0.00640728" calcext:value-type="float">
            <text:p>0.00640728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0.0125656" calcext:value-type="float">
            <text:p>0.0125656</text:p>
          </table:table-cell>
          <table:table-cell table:style-name="ce3" table:formula="of:=MIN([.C2:.C11])" office:value-type="float" office:value="0.00852718" calcext:value-type="float">
            <text:p>0.00852718</text:p>
          </table:table-cell>
          <table:table-cell table:style-name="ce3" table:formula="of:=MIN([.D2:.D11])" office:value-type="float" office:value="0.00651931" calcext:value-type="float">
            <text:p>0.00651931</text:p>
          </table:table-cell>
          <table:table-cell table:style-name="ce3" table:formula="of:=MIN([.E2:.E11])" office:value-type="float" office:value="0.00629967" calcext:value-type="float">
            <text:p>0.00629967</text:p>
          </table:table-cell>
          <table:table-cell table:style-name="ce3" table:formula="of:=MIN([.F2:.F11])" office:value-type="float" office:value="0.00607531" calcext:value-type="float">
            <text:p>0.00607531</text:p>
          </table:table-cell>
          <table:table-cell table:style-name="ce3" table:formula="of:=MIN([.G2:.G11])" office:value-type="float" office:value="0.00587883" calcext:value-type="float">
            <text:p>0.0058788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0.0133579" calcext:value-type="float">
            <text:p>0.0133579</text:p>
          </table:table-cell>
          <table:table-cell table:formula="of:=MAX([.C2:.C11])" office:value-type="float" office:value="0.00934917" calcext:value-type="float">
            <text:p>0.00934917</text:p>
          </table:table-cell>
          <table:table-cell table:formula="of:=MAX([.D2:.D11])" office:value-type="float" office:value="0.00859477" calcext:value-type="float">
            <text:p>0.00859477</text:p>
          </table:table-cell>
          <table:table-cell table:formula="of:=MAX([.E2:.E11])" office:value-type="float" office:value="0.00667826" calcext:value-type="float">
            <text:p>0.00667826</text:p>
          </table:table-cell>
          <table:table-cell table:formula="of:=MAX([.F2:.F11])" office:value-type="float" office:value="0.00642642" calcext:value-type="float">
            <text:p>0.00642642</text:p>
          </table:table-cell>
          <table:table-cell table:formula="of:=MAX([.G2:.G11])" office:value-type="float" office:value="0.00640728" calcext:value-type="float">
            <text:p>0.006407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0.1289338" calcext:value-type="float">
            <text:p>0.1289338</text:p>
          </table:table-cell>
          <table:table-cell table:formula="of:=SUM([.C2:.C11])" office:value-type="float" office:value="0.08826118" calcext:value-type="float">
            <text:p>0.08826118</text:p>
          </table:table-cell>
          <table:table-cell table:formula="of:=SUM([.D2:.D11])" office:value-type="float" office:value="0.06891983" calcext:value-type="float">
            <text:p>0.06891983</text:p>
          </table:table-cell>
          <table:table-cell table:formula="of:=SUM([.E2:.E11])" office:value-type="float" office:value="0.06453334" calcext:value-type="float">
            <text:p>0.06453334</text:p>
          </table:table-cell>
          <table:table-cell table:formula="of:=SUM([.F2:.F11])" office:value-type="float" office:value="0.06195467" calcext:value-type="float">
            <text:p>0.06195467</text:p>
          </table:table-cell>
          <table:table-cell table:formula="of:=SUM([.G2:.G11])" office:value-type="float" office:value="0.06085763" calcext:value-type="float">
            <text:p>0.0608576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0.0128762875" calcext:value-type="float">
            <text:p>0.0128762875</text:p>
          </table:table-cell>
          <table:table-cell table:formula="of:=([.C14]-[.C12]-[.C13])/8" office:value-type="float" office:value="0.00879810375" calcext:value-type="float">
            <text:p>0.00879810375</text:p>
          </table:table-cell>
          <table:table-cell table:formula="of:=([.D14]-[.D12]-[.D13])/8" office:value-type="float" office:value="0.00672571875" calcext:value-type="float">
            <text:p>0.00672571875</text:p>
          </table:table-cell>
          <table:table-cell table:formula="of:=([.E14]-[.E12]-[.E13])/8" office:value-type="float" office:value="0.00644442625" calcext:value-type="float">
            <text:p>0.00644442625</text:p>
          </table:table-cell>
          <table:table-cell table:formula="of:=([.F14]-[.F12]-[.F13])/8" office:value-type="float" office:value="0.0061816175" calcext:value-type="float">
            <text:p>0.0061816175</text:p>
          </table:table-cell>
          <table:table-cell table:formula="of:=([.G14]-[.G12]-[.G13])/8" office:value-type="float" office:value="0.00607144" calcext:value-type="float">
            <text:p>0.0060714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20*200)/[.B15]" office:value-type="float" office:value="4970376.74873289" calcext:value-type="float">
            <text:p>4970376.74873289</text:p>
          </table:table-cell>
          <table:table-cell table:formula="of:=(320*200)/[.C15]" office:value-type="float" office:value="7274294.75925423" calcext:value-type="float">
            <text:p>7274294.75925423</text:p>
          </table:table-cell>
          <table:table-cell table:formula="of:=(320*200)/[.D15]" office:value-type="float" office:value="9515711.61074792" calcext:value-type="float">
            <text:p>9515711.61074792</text:p>
          </table:table-cell>
          <table:table-cell table:formula="of:=(320*200)/[.E15]" office:value-type="float" office:value="9931062.52088772" calcext:value-type="float">
            <text:p>9931062.52088772</text:p>
          </table:table-cell>
          <table:table-cell table:formula="of:=(320*200)/[.F15]" office:value-type="float" office:value="10353277.2773469" calcext:value-type="float">
            <text:p>10353277.2773469</text:p>
          </table:table-cell>
          <table:table-cell table:formula="of:=(320*200)/[.G15]" office:value-type="float" office:value="10541156.6284111" calcext:value-type="float">
            <text:p>10541156.6284111</text:p>
          </table:table-cell>
          <table:table-cell table:number-columns-repeated="1017"/>
        </table:table-row>
      </table:table>
      <table:table table:name="4K" table:style-name="ta1">
        <table:shapes>
          <draw:frame draw:z-index="0" draw:style-name="gr1" draw:text-style-name="P1" svg:width="50.4122in" svg:height="5.9669in" svg:x="0.0339in" svg:y="2.889in">
            <draw:object draw:notify-on-update-of-ranges="4K.A1:4K.A1 4K.B1:4K.N1 4K.A16:4K.A16 4K.B16:4K.N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.7672" calcext:value-type="float">
            <text:p>21.7672</text:p>
          </table:table-cell>
          <table:table-cell office:value-type="float" office:value="11.282" calcext:value-type="float">
            <text:p>11.282</text:p>
          </table:table-cell>
          <table:table-cell office:value-type="float" office:value="5.88561" calcext:value-type="float">
            <text:p>5.88561</text:p>
          </table:table-cell>
          <table:table-cell office:value-type="float" office:value="4.39405" calcext:value-type="float">
            <text:p>4.39405</text:p>
          </table:table-cell>
          <table:table-cell office:value-type="float" office:value="3.84725" calcext:value-type="float">
            <text:p>3.84725</text:p>
          </table:table-cell>
          <table:table-cell office:value-type="float" office:value="3.00912" calcext:value-type="float">
            <text:p>3.00912</text:p>
          </table:table-cell>
          <table:table-cell office:value-type="float" office:value="2.98643" calcext:value-type="float">
            <text:p>2.98643</text:p>
          </table:table-cell>
          <table:table-cell office:value-type="float" office:value="2.97958" calcext:value-type="float">
            <text:p>2.97958</text:p>
          </table:table-cell>
          <table:table-cell office:value-type="float" office:value="2.95403" calcext:value-type="float">
            <text:p>2.95403</text:p>
          </table:table-cell>
          <table:table-cell office:value-type="float" office:value="2.87687" calcext:value-type="float">
            <text:p>2.87687</text:p>
          </table:table-cell>
          <table:table-cell office:value-type="float" office:value="3.04825" calcext:value-type="float">
            <text:p>3.04825</text:p>
          </table:table-cell>
          <table:table-cell office:value-type="float" office:value="2.85724" calcext:value-type="float">
            <text:p>2.85724</text:p>
          </table:table-cell>
          <table:table-cell office:value-type="float" office:value="3.34824" calcext:value-type="float">
            <text:p>3.3482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.7963" calcext:value-type="float">
            <text:p>21.7963</text:p>
          </table:table-cell>
          <table:table-cell office:value-type="float" office:value="11.3108" calcext:value-type="float">
            <text:p>11.3108</text:p>
          </table:table-cell>
          <table:table-cell office:value-type="float" office:value="5.92963" calcext:value-type="float">
            <text:p>5.92963</text:p>
          </table:table-cell>
          <table:table-cell office:value-type="float" office:value="4.45688" calcext:value-type="float">
            <text:p>4.45688</text:p>
          </table:table-cell>
          <table:table-cell office:value-type="float" office:value="3.86755" calcext:value-type="float">
            <text:p>3.86755</text:p>
          </table:table-cell>
          <table:table-cell office:value-type="float" office:value="3.01429" calcext:value-type="float">
            <text:p>3.01429</text:p>
          </table:table-cell>
          <table:table-cell office:value-type="float" office:value="2.99809" calcext:value-type="float">
            <text:p>2.99809</text:p>
          </table:table-cell>
          <table:table-cell office:value-type="float" office:value="2.9736" calcext:value-type="float">
            <text:p>2.9736</text:p>
          </table:table-cell>
          <table:table-cell office:value-type="float" office:value="2.9601" calcext:value-type="float">
            <text:p>2.9601</text:p>
          </table:table-cell>
          <table:table-cell office:value-type="float" office:value="3.32632" calcext:value-type="float">
            <text:p>3.32632</text:p>
          </table:table-cell>
          <table:table-cell office:value-type="float" office:value="2.85355" calcext:value-type="float">
            <text:p>2.85355</text:p>
          </table:table-cell>
          <table:table-cell office:value-type="float" office:value="2.84861" calcext:value-type="float">
            <text:p>2.84861</text:p>
          </table:table-cell>
          <table:table-cell office:value-type="float" office:value="3.02712" calcext:value-type="float">
            <text:p>3.0271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.7865" calcext:value-type="float">
            <text:p>21.7865</text:p>
          </table:table-cell>
          <table:table-cell office:value-type="float" office:value="11.2732" calcext:value-type="float">
            <text:p>11.2732</text:p>
          </table:table-cell>
          <table:table-cell office:value-type="float" office:value="5.89257" calcext:value-type="float">
            <text:p>5.89257</text:p>
          </table:table-cell>
          <table:table-cell office:value-type="float" office:value="4.47717" calcext:value-type="float">
            <text:p>4.47717</text:p>
          </table:table-cell>
          <table:table-cell office:value-type="float" office:value="3.8464" calcext:value-type="float">
            <text:p>3.8464</text:p>
          </table:table-cell>
          <table:table-cell office:value-type="float" office:value="2.9933" calcext:value-type="float">
            <text:p>2.9933</text:p>
          </table:table-cell>
          <table:table-cell office:value-type="float" office:value="2.9784" calcext:value-type="float">
            <text:p>2.9784</text:p>
          </table:table-cell>
          <table:table-cell office:value-type="float" office:value="2.94768" calcext:value-type="float">
            <text:p>2.94768</text:p>
          </table:table-cell>
          <table:table-cell office:value-type="float" office:value="2.94876" calcext:value-type="float">
            <text:p>2.94876</text:p>
          </table:table-cell>
          <table:table-cell office:value-type="float" office:value="3.34938" calcext:value-type="float">
            <text:p>3.34938</text:p>
          </table:table-cell>
          <table:table-cell office:value-type="float" office:value="2.87059" calcext:value-type="float">
            <text:p>2.87059</text:p>
          </table:table-cell>
          <table:table-cell office:value-type="float" office:value="2.83226" calcext:value-type="float">
            <text:p>2.83226</text:p>
          </table:table-cell>
          <table:table-cell office:value-type="float" office:value="2.82803" calcext:value-type="float">
            <text:p>2.8280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.8335" calcext:value-type="float">
            <text:p>21.8335</text:p>
          </table:table-cell>
          <table:table-cell office:value-type="float" office:value="11.274" calcext:value-type="float">
            <text:p>11.274</text:p>
          </table:table-cell>
          <table:table-cell office:value-type="float" office:value="5.98154" calcext:value-type="float">
            <text:p>5.98154</text:p>
          </table:table-cell>
          <table:table-cell office:value-type="float" office:value="4.4641" calcext:value-type="float">
            <text:p>4.4641</text:p>
          </table:table-cell>
          <table:table-cell office:value-type="float" office:value="3.8341" calcext:value-type="float">
            <text:p>3.8341</text:p>
          </table:table-cell>
          <table:table-cell office:value-type="float" office:value="3.00554" calcext:value-type="float">
            <text:p>3.00554</text:p>
          </table:table-cell>
          <table:table-cell office:value-type="float" office:value="2.98822" calcext:value-type="float">
            <text:p>2.98822</text:p>
          </table:table-cell>
          <table:table-cell office:value-type="float" office:value="2.9687" calcext:value-type="float">
            <text:p>2.9687</text:p>
          </table:table-cell>
          <table:table-cell office:value-type="float" office:value="2.94509" calcext:value-type="float">
            <text:p>2.94509</text:p>
          </table:table-cell>
          <table:table-cell office:value-type="float" office:value="3.33954" calcext:value-type="float">
            <text:p>3.33954</text:p>
          </table:table-cell>
          <table:table-cell office:value-type="float" office:value="2.88901" calcext:value-type="float">
            <text:p>2.88901</text:p>
          </table:table-cell>
          <table:table-cell office:value-type="float" office:value="3.2532" calcext:value-type="float">
            <text:p>3.2532</text:p>
          </table:table-cell>
          <table:table-cell office:value-type="float" office:value="2.83154" calcext:value-type="float">
            <text:p>2.8315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.7602" calcext:value-type="float">
            <text:p>21.7602</text:p>
          </table:table-cell>
          <table:table-cell office:value-type="float" office:value="11.2702" calcext:value-type="float">
            <text:p>11.2702</text:p>
          </table:table-cell>
          <table:table-cell office:value-type="float" office:value="5.92169" calcext:value-type="float">
            <text:p>5.92169</text:p>
          </table:table-cell>
          <table:table-cell office:value-type="float" office:value="4.54633" calcext:value-type="float">
            <text:p>4.54633</text:p>
          </table:table-cell>
          <table:table-cell office:value-type="float" office:value="3.89778" calcext:value-type="float">
            <text:p>3.89778</text:p>
          </table:table-cell>
          <table:table-cell office:value-type="float" office:value="3.01029" calcext:value-type="float">
            <text:p>3.01029</text:p>
          </table:table-cell>
          <table:table-cell office:value-type="float" office:value="3.00092" calcext:value-type="float">
            <text:p>3.00092</text:p>
          </table:table-cell>
          <table:table-cell office:value-type="float" office:value="2.97356" calcext:value-type="float">
            <text:p>2.97356</text:p>
          </table:table-cell>
          <table:table-cell office:value-type="float" office:value="2.9529" calcext:value-type="float">
            <text:p>2.9529</text:p>
          </table:table-cell>
          <table:table-cell office:value-type="float" office:value="2.98685" calcext:value-type="float">
            <text:p>2.98685</text:p>
          </table:table-cell>
          <table:table-cell office:value-type="float" office:value="2.85428" calcext:value-type="float">
            <text:p>2.85428</text:p>
          </table:table-cell>
          <table:table-cell office:value-type="float" office:value="3.06112" calcext:value-type="float">
            <text:p>3.06112</text:p>
          </table:table-cell>
          <table:table-cell office:value-type="float" office:value="2.8362" calcext:value-type="float">
            <text:p>2.836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.7425" calcext:value-type="float">
            <text:p>21.7425</text:p>
          </table:table-cell>
          <table:table-cell office:value-type="float" office:value="11.286" calcext:value-type="float">
            <text:p>11.286</text:p>
          </table:table-cell>
          <table:table-cell office:value-type="float" office:value="5.9684" calcext:value-type="float">
            <text:p>5.9684</text:p>
          </table:table-cell>
          <table:table-cell office:value-type="float" office:value="4.61167" calcext:value-type="float">
            <text:p>4.61167</text:p>
          </table:table-cell>
          <table:table-cell office:value-type="float" office:value="3.82823" calcext:value-type="float">
            <text:p>3.82823</text:p>
          </table:table-cell>
          <table:table-cell office:value-type="float" office:value="3.00901" calcext:value-type="float">
            <text:p>3.00901</text:p>
          </table:table-cell>
          <table:table-cell office:value-type="float" office:value="2.99622" calcext:value-type="float">
            <text:p>2.99622</text:p>
          </table:table-cell>
          <table:table-cell office:value-type="float" office:value="2.94452" calcext:value-type="float">
            <text:p>2.94452</text:p>
          </table:table-cell>
          <table:table-cell office:value-type="float" office:value="3.03349" calcext:value-type="float">
            <text:p>3.03349</text:p>
          </table:table-cell>
          <table:table-cell office:value-type="float" office:value="2.84421" calcext:value-type="float">
            <text:p>2.84421</text:p>
          </table:table-cell>
          <table:table-cell office:value-type="float" office:value="3.12328" calcext:value-type="float">
            <text:p>3.12328</text:p>
          </table:table-cell>
          <table:table-cell office:value-type="float" office:value="2.84805" calcext:value-type="float">
            <text:p>2.84805</text:p>
          </table:table-cell>
          <table:table-cell office:value-type="float" office:value="2.84607" calcext:value-type="float">
            <text:p>2.8460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.7621" calcext:value-type="float">
            <text:p>21.7621</text:p>
          </table:table-cell>
          <table:table-cell office:value-type="float" office:value="11.2868" calcext:value-type="float">
            <text:p>11.2868</text:p>
          </table:table-cell>
          <table:table-cell office:value-type="float" office:value="5.97528" calcext:value-type="float">
            <text:p>5.97528</text:p>
          </table:table-cell>
          <table:table-cell office:value-type="float" office:value="4.66397" calcext:value-type="float">
            <text:p>4.66397</text:p>
          </table:table-cell>
          <table:table-cell office:value-type="float" office:value="3.85804" calcext:value-type="float">
            <text:p>3.85804</text:p>
          </table:table-cell>
          <table:table-cell office:value-type="float" office:value="3.01789" calcext:value-type="float">
            <text:p>3.01789</text:p>
          </table:table-cell>
          <table:table-cell office:value-type="float" office:value="3.00475" calcext:value-type="float">
            <text:p>3.00475</text:p>
          </table:table-cell>
          <table:table-cell office:value-type="float" office:value="2.95415" calcext:value-type="float">
            <text:p>2.95415</text:p>
          </table:table-cell>
          <table:table-cell office:value-type="float" office:value="2.86238" calcext:value-type="float">
            <text:p>2.86238</text:p>
          </table:table-cell>
          <table:table-cell office:value-type="float" office:value="2.85705" calcext:value-type="float">
            <text:p>2.85705</text:p>
          </table:table-cell>
          <table:table-cell office:value-type="float" office:value="3.34735" calcext:value-type="float">
            <text:p>3.34735</text:p>
          </table:table-cell>
          <table:table-cell office:value-type="float" office:value="2.85952" calcext:value-type="float">
            <text:p>2.85952</text:p>
          </table:table-cell>
          <table:table-cell office:value-type="float" office:value="3.20322" calcext:value-type="float">
            <text:p>3.2032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.7871" calcext:value-type="float">
            <text:p>21.7871</text:p>
          </table:table-cell>
          <table:table-cell office:value-type="float" office:value="11.2811" calcext:value-type="float">
            <text:p>11.2811</text:p>
          </table:table-cell>
          <table:table-cell office:value-type="float" office:value="6.03034" calcext:value-type="float">
            <text:p>6.03034</text:p>
          </table:table-cell>
          <table:table-cell office:value-type="float" office:value="4.65503" calcext:value-type="float">
            <text:p>4.65503</text:p>
          </table:table-cell>
          <table:table-cell office:value-type="float" office:value="3.88019" calcext:value-type="float">
            <text:p>3.88019</text:p>
          </table:table-cell>
          <table:table-cell office:value-type="float" office:value="3.01103" calcext:value-type="float">
            <text:p>3.01103</text:p>
          </table:table-cell>
          <table:table-cell office:value-type="float" office:value="3.00293" calcext:value-type="float">
            <text:p>3.00293</text:p>
          </table:table-cell>
          <table:table-cell office:value-type="float" office:value="2.96054" calcext:value-type="float">
            <text:p>2.96054</text:p>
          </table:table-cell>
          <table:table-cell office:value-type="float" office:value="2.9565" calcext:value-type="float">
            <text:p>2.9565</text:p>
          </table:table-cell>
          <table:table-cell office:value-type="float" office:value="2.86594" calcext:value-type="float">
            <text:p>2.86594</text:p>
          </table:table-cell>
          <table:table-cell office:value-type="float" office:value="3.34223" calcext:value-type="float">
            <text:p>3.34223</text:p>
          </table:table-cell>
          <table:table-cell office:value-type="float" office:value="2.85641" calcext:value-type="float">
            <text:p>2.85641</text:p>
          </table:table-cell>
          <table:table-cell office:value-type="float" office:value="3.33661" calcext:value-type="float">
            <text:p>3.3366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.7922" calcext:value-type="float">
            <text:p>21.7922</text:p>
          </table:table-cell>
          <table:table-cell office:value-type="float" office:value="11.2912" calcext:value-type="float">
            <text:p>11.2912</text:p>
          </table:table-cell>
          <table:table-cell office:value-type="float" office:value="6.19135" calcext:value-type="float">
            <text:p>6.19135</text:p>
          </table:table-cell>
          <table:table-cell office:value-type="float" office:value="4.62361" calcext:value-type="float">
            <text:p>4.62361</text:p>
          </table:table-cell>
          <table:table-cell office:value-type="float" office:value="3.84562" calcext:value-type="float">
            <text:p>3.84562</text:p>
          </table:table-cell>
          <table:table-cell office:value-type="float" office:value="2.98372" calcext:value-type="float">
            <text:p>2.98372</text:p>
          </table:table-cell>
          <table:table-cell office:value-type="float" office:value="3.01131" calcext:value-type="float">
            <text:p>3.01131</text:p>
          </table:table-cell>
          <table:table-cell office:value-type="float" office:value="2.96308" calcext:value-type="float">
            <text:p>2.96308</text:p>
          </table:table-cell>
          <table:table-cell office:value-type="float" office:value="2.86846" calcext:value-type="float">
            <text:p>2.86846</text:p>
          </table:table-cell>
          <table:table-cell office:value-type="float" office:value="2.8491" calcext:value-type="float">
            <text:p>2.8491</text:p>
          </table:table-cell>
          <table:table-cell office:value-type="float" office:value="2.97744" calcext:value-type="float">
            <text:p>2.97744</text:p>
          </table:table-cell>
          <table:table-cell office:value-type="float" office:value="2.87377" calcext:value-type="float">
            <text:p>2.87377</text:p>
          </table:table-cell>
          <table:table-cell office:value-type="float" office:value="3.18795" calcext:value-type="float">
            <text:p>3.187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21.844" calcext:value-type="float">
            <text:p>21.844</text:p>
          </table:table-cell>
          <table:table-cell table:style-name="ce2" office:value-type="float" office:value="11.3197" calcext:value-type="float">
            <text:p>11.3197</text:p>
          </table:table-cell>
          <table:table-cell table:style-name="ce2" office:value-type="float" office:value="5.98717" calcext:value-type="float">
            <text:p>5.98717</text:p>
          </table:table-cell>
          <table:table-cell table:style-name="ce2" office:value-type="float" office:value="4.65374" calcext:value-type="float">
            <text:p>4.65374</text:p>
          </table:table-cell>
          <table:table-cell table:style-name="ce2" office:value-type="float" office:value="3.86992" calcext:value-type="float">
            <text:p>3.86992</text:p>
          </table:table-cell>
          <table:table-cell table:style-name="ce2" office:value-type="float" office:value="3.0186" calcext:value-type="float">
            <text:p>3.0186</text:p>
          </table:table-cell>
          <table:table-cell table:style-name="ce2" office:value-type="float" office:value="3.00707" calcext:value-type="float">
            <text:p>3.00707</text:p>
          </table:table-cell>
          <table:table-cell table:style-name="ce2" office:value-type="float" office:value="2.95607" calcext:value-type="float">
            <text:p>2.95607</text:p>
          </table:table-cell>
          <table:table-cell table:style-name="ce2" office:value-type="float" office:value="2.92159" calcext:value-type="float">
            <text:p>2.92159</text:p>
          </table:table-cell>
          <table:table-cell table:style-name="ce2" office:value-type="float" office:value="3.26827" calcext:value-type="float">
            <text:p>3.26827</text:p>
          </table:table-cell>
          <table:table-cell table:style-name="ce2" office:value-type="float" office:value="2.85895" calcext:value-type="float">
            <text:p>2.85895</text:p>
          </table:table-cell>
          <table:table-cell table:style-name="ce2" office:value-type="float" office:value="3.12983" calcext:value-type="float">
            <text:p>3.12983</text:p>
          </table:table-cell>
          <table:table-cell table:style-name="ce2" office:value-type="float" office:value="2.85799" calcext:value-type="float">
            <text:p>2.85799</text:p>
          </table:table-cell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21.7425" calcext:value-type="float">
            <text:p>21.7425</text:p>
          </table:table-cell>
          <table:table-cell table:style-name="ce3" table:formula="of:=MIN([.C2:.C11])" office:value-type="float" office:value="11.2702" calcext:value-type="float">
            <text:p>11.2702</text:p>
          </table:table-cell>
          <table:table-cell table:style-name="ce3" table:formula="of:=MIN([.D2:.D11])" office:value-type="float" office:value="5.88561" calcext:value-type="float">
            <text:p>5.88561</text:p>
          </table:table-cell>
          <table:table-cell table:style-name="ce3" table:formula="of:=MIN([.E2:.E11])" office:value-type="float" office:value="4.39405" calcext:value-type="float">
            <text:p>4.39405</text:p>
          </table:table-cell>
          <table:table-cell table:style-name="ce3" table:formula="of:=MIN([.F2:.F11])" office:value-type="float" office:value="3.82823" calcext:value-type="float">
            <text:p>3.82823</text:p>
          </table:table-cell>
          <table:table-cell table:style-name="ce3" table:formula="of:=MIN([.G2:.G11])" office:value-type="float" office:value="2.98372" calcext:value-type="float">
            <text:p>2.98372</text:p>
          </table:table-cell>
          <table:table-cell table:style-name="ce3" table:formula="of:=MIN([.H2:.H11])" office:value-type="float" office:value="2.9784" calcext:value-type="float">
            <text:p>2.9784</text:p>
          </table:table-cell>
          <table:table-cell table:style-name="ce3" table:formula="of:=MIN([.I2:.I11])" office:value-type="float" office:value="2.94452" calcext:value-type="float">
            <text:p>2.94452</text:p>
          </table:table-cell>
          <table:table-cell table:style-name="ce3" table:formula="of:=MIN([.J2:.J11])" office:value-type="float" office:value="2.86238" calcext:value-type="float">
            <text:p>2.86238</text:p>
          </table:table-cell>
          <table:table-cell table:style-name="ce3" table:formula="of:=MIN([.K2:.K11])" office:value-type="float" office:value="2.84421" calcext:value-type="float">
            <text:p>2.84421</text:p>
          </table:table-cell>
          <table:table-cell table:style-name="ce3" table:formula="of:=MIN([.L2:.L11])" office:value-type="float" office:value="2.85355" calcext:value-type="float">
            <text:p>2.85355</text:p>
          </table:table-cell>
          <table:table-cell table:style-name="ce3" table:formula="of:=MIN([.M2:.M11])" office:value-type="float" office:value="2.83226" calcext:value-type="float">
            <text:p>2.83226</text:p>
          </table:table-cell>
          <table:table-cell table:style-name="ce3" table:formula="of:=MIN([.N2:.N11])" office:value-type="float" office:value="2.82803" calcext:value-type="float">
            <text:p>2.82803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21.844" calcext:value-type="float">
            <text:p>21.844</text:p>
          </table:table-cell>
          <table:table-cell table:formula="of:=MAX([.C2:.C11])" office:value-type="float" office:value="11.3197" calcext:value-type="float">
            <text:p>11.3197</text:p>
          </table:table-cell>
          <table:table-cell table:formula="of:=MAX([.D2:.D11])" office:value-type="float" office:value="6.19135" calcext:value-type="float">
            <text:p>6.19135</text:p>
          </table:table-cell>
          <table:table-cell table:formula="of:=MAX([.E2:.E11])" office:value-type="float" office:value="4.66397" calcext:value-type="float">
            <text:p>4.66397</text:p>
          </table:table-cell>
          <table:table-cell table:formula="of:=MAX([.F2:.F11])" office:value-type="float" office:value="3.89778" calcext:value-type="float">
            <text:p>3.89778</text:p>
          </table:table-cell>
          <table:table-cell table:formula="of:=MAX([.G2:.G11])" office:value-type="float" office:value="3.0186" calcext:value-type="float">
            <text:p>3.0186</text:p>
          </table:table-cell>
          <table:table-cell table:formula="of:=MAX([.H2:.H11])" office:value-type="float" office:value="3.01131" calcext:value-type="float">
            <text:p>3.01131</text:p>
          </table:table-cell>
          <table:table-cell table:formula="of:=MAX([.I2:.I11])" office:value-type="float" office:value="2.97958" calcext:value-type="float">
            <text:p>2.97958</text:p>
          </table:table-cell>
          <table:table-cell table:formula="of:=MAX([.J2:.J11])" office:value-type="float" office:value="3.03349" calcext:value-type="float">
            <text:p>3.03349</text:p>
          </table:table-cell>
          <table:table-cell table:formula="of:=MAX([.K2:.K11])" office:value-type="float" office:value="3.34938" calcext:value-type="float">
            <text:p>3.34938</text:p>
          </table:table-cell>
          <table:table-cell table:formula="of:=MAX([.L2:.L11])" office:value-type="float" office:value="3.34735" calcext:value-type="float">
            <text:p>3.34735</text:p>
          </table:table-cell>
          <table:table-cell table:formula="of:=MAX([.M2:.M11])" office:value-type="float" office:value="3.2532" calcext:value-type="float">
            <text:p>3.2532</text:p>
          </table:table-cell>
          <table:table-cell table:formula="of:=MAX([.N2:.N11])" office:value-type="float" office:value="3.34824" calcext:value-type="float">
            <text:p>3.3482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217.8716" calcext:value-type="float">
            <text:p>217.8716</text:p>
          </table:table-cell>
          <table:table-cell table:formula="of:=SUM([.C2:.C11])" office:value-type="float" office:value="112.875" calcext:value-type="float">
            <text:p>112.875</text:p>
          </table:table-cell>
          <table:table-cell table:formula="of:=SUM([.D2:.D11])" office:value-type="float" office:value="59.76358" calcext:value-type="float">
            <text:p>59.76358</text:p>
          </table:table-cell>
          <table:table-cell table:formula="of:=SUM([.E2:.E11])" office:value-type="float" office:value="45.54655" calcext:value-type="float">
            <text:p>45.54655</text:p>
          </table:table-cell>
          <table:table-cell table:formula="of:=SUM([.F2:.F11])" office:value-type="float" office:value="38.57508" calcext:value-type="float">
            <text:p>38.57508</text:p>
          </table:table-cell>
          <table:table-cell table:formula="of:=SUM([.G2:.G11])" office:value-type="float" office:value="30.07279" calcext:value-type="float">
            <text:p>30.07279</text:p>
          </table:table-cell>
          <table:table-cell table:formula="of:=SUM([.H2:.H11])" office:value-type="float" office:value="29.97434" calcext:value-type="float">
            <text:p>29.97434</text:p>
          </table:table-cell>
          <table:table-cell table:formula="of:=SUM([.I2:.I11])" office:value-type="float" office:value="29.62148" calcext:value-type="float">
            <text:p>29.62148</text:p>
          </table:table-cell>
          <table:table-cell table:formula="of:=SUM([.J2:.J11])" office:value-type="float" office:value="29.4033" calcext:value-type="float">
            <text:p>29.4033</text:p>
          </table:table-cell>
          <table:table-cell table:formula="of:=SUM([.K2:.K11])" office:value-type="float" office:value="30.56353" calcext:value-type="float">
            <text:p>30.56353</text:p>
          </table:table-cell>
          <table:table-cell table:formula="of:=SUM([.L2:.L11])" office:value-type="float" office:value="30.16493" calcext:value-type="float">
            <text:p>30.16493</text:p>
          </table:table-cell>
          <table:table-cell table:formula="of:=SUM([.M2:.M11])" office:value-type="float" office:value="29.42001" calcext:value-type="float">
            <text:p>29.42001</text:p>
          </table:table-cell>
          <table:table-cell table:formula="of:=SUM([.N2:.N11])" office:value-type="float" office:value="30.30297" calcext:value-type="float">
            <text:p>30.3029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21.7856375" calcext:value-type="float">
            <text:p>21.7856375</text:p>
          </table:table-cell>
          <table:table-cell table:formula="of:=([.C14]-[.C12]-[.C13])/8" office:value-type="float" office:value="11.2856375" calcext:value-type="float">
            <text:p>11.2856375</text:p>
          </table:table-cell>
          <table:table-cell table:formula="of:=([.D14]-[.D12]-[.D13])/8" office:value-type="float" office:value="5.9608275" calcext:value-type="float">
            <text:p>5.9608275</text:p>
          </table:table-cell>
          <table:table-cell table:formula="of:=([.E14]-[.E12]-[.E13])/8" office:value-type="float" office:value="4.56106625" calcext:value-type="float">
            <text:p>4.56106625</text:p>
          </table:table-cell>
          <table:table-cell table:formula="of:=([.F14]-[.F12]-[.F13])/8" office:value-type="float" office:value="3.85613375" calcext:value-type="float">
            <text:p>3.85613375</text:p>
          </table:table-cell>
          <table:table-cell table:formula="of:=([.G14]-[.G12]-[.G13])/8" office:value-type="float" office:value="3.00880875" calcext:value-type="float">
            <text:p>3.00880875</text:p>
          </table:table-cell>
          <table:table-cell table:formula="of:=([.H14]-[.H12]-[.H13])/8" office:value-type="float" office:value="2.99807875" calcext:value-type="float">
            <text:p>2.99807875</text:p>
          </table:table-cell>
          <table:table-cell table:formula="of:=([.I14]-[.I12]-[.I13])/8" office:value-type="float" office:value="2.9621725" calcext:value-type="float">
            <text:p>2.9621725</text:p>
          </table:table-cell>
          <table:table-cell table:formula="of:=([.J14]-[.J12]-[.J13])/8" office:value-type="float" office:value="2.93842875" calcext:value-type="float">
            <text:p>2.93842875</text:p>
          </table:table-cell>
          <table:table-cell table:formula="of:=([.K14]-[.K12]-[.K13])/8" office:value-type="float" office:value="3.0462425" calcext:value-type="float">
            <text:p>3.0462425</text:p>
          </table:table-cell>
          <table:table-cell table:formula="of:=([.L14]-[.L12]-[.L13])/8" office:value-type="float" office:value="2.99550375" calcext:value-type="float">
            <text:p>2.99550375</text:p>
          </table:table-cell>
          <table:table-cell table:formula="of:=([.M14]-[.M12]-[.M13])/8" office:value-type="float" office:value="2.91681875" calcext:value-type="float">
            <text:p>2.91681875</text:p>
          </table:table-cell>
          <table:table-cell table:formula="of:=([.N14]-[.N12]-[.N13])/8" office:value-type="float" office:value="3.0158375" calcext:value-type="float">
            <text:p>3.015837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840*2160)/[.B15]" office:value-type="float" office:value="380727.899286858" calcext:value-type="float">
            <text:p>380727.899286858</text:p>
          </table:table-cell>
          <table:table-cell table:formula="of:=(3840*2160)/[.C15]" office:value-type="float" office:value="734951.835906479" calcext:value-type="float">
            <text:p>734951.835906479</text:p>
          </table:table-cell>
          <table:table-cell table:formula="of:=(3840*2160)/[.D15]" office:value-type="float" office:value="1391484.65544423" calcext:value-type="float">
            <text:p>1391484.65544423</text:p>
          </table:table-cell>
          <table:table-cell table:formula="of:=(3840*2160)/[.E15]" office:value-type="float" office:value="1818522.14928911" calcext:value-type="float">
            <text:p>1818522.14928911</text:p>
          </table:table-cell>
          <table:table-cell table:formula="of:=(3840*2160)/[.F15]" office:value-type="float" office:value="2150962.73566756" calcext:value-type="float">
            <text:p>2150962.73566756</text:p>
          </table:table-cell>
          <table:table-cell table:formula="of:=(3840*2160)/[.G15]" office:value-type="float" office:value="2756705.62311413" calcext:value-type="float">
            <text:p>2756705.62311413</text:p>
          </table:table-cell>
          <table:table-cell table:formula="of:=(3840*2160)/[.H15]" office:value-type="float" office:value="2766571.75866378" calcext:value-type="float">
            <text:p>2766571.75866378</text:p>
          </table:table-cell>
          <table:table-cell table:formula="of:=(3840*2160)/[.I15]" office:value-type="float" office:value="2800107.01604988" calcext:value-type="float">
            <text:p>2800107.01604988</text:p>
          </table:table-cell>
          <table:table-cell table:formula="of:=(3840*2160)/[.J15]" office:value-type="float" office:value="2822733.06780027" calcext:value-type="float">
            <text:p>2822733.06780027</text:p>
          </table:table-cell>
          <table:table-cell table:formula="of:=(3840*2160)/[.K15]" office:value-type="float" office:value="2722829.84693438" calcext:value-type="float">
            <text:p>2722829.84693438</text:p>
          </table:table-cell>
          <table:table-cell table:formula="of:=(3840*2160)/[.L15]" office:value-type="float" office:value="2768949.96375818" calcext:value-type="float">
            <text:p>2768949.96375818</text:p>
          </table:table-cell>
          <table:table-cell table:formula="of:=(3840*2160)/[.M15]" office:value-type="float" office:value="2843646.00988663" calcext:value-type="float">
            <text:p>2843646.00988663</text:p>
          </table:table-cell>
          <table:table-cell table:formula="of:=(3840*2160)/[.N15]" office:value-type="float" office:value="2750280.80922795" calcext:value-type="float">
            <text:p>2750280.80922795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01:00:34.802100034</meta:creation-date>
    <dc:date>2022-05-14T01:49:29.142275677</dc:date>
    <meta:editing-duration>PT48M49S</meta:editing-duration>
    <meta:editing-cycles>17</meta:editing-cycles>
    <meta:generator>LibreOffice/7.3.3.2$Linux_X86_64 LibreOffice_project/30$Build-2</meta:generator>
    <meta:document-statistic meta:table-count="3" meta:cell-count="41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interval-major="4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8.048cm" svg:height="15.157cm" xlink:href=".." xlink:type="simple" chart:class="chart:scatter" chart:style-name="ch1">
        <chart:legend chart:legend-position="end" svg:x="124.243cm" svg:y="7.279cm" style:legend-expansion="high" chart:style-name="ch2"/>
        <chart:plot-area chart:style-name="ch3" table:cell-range-address="4K.A1:4K.N1 4K.A16:4K.N16" chart:data-source-has-labels="column" svg:x="2.56cm" svg:y="0.303cm" svg:width="119.123cm" svg:height="14.551cm">
          <chart:coordinate-region svg:x="4.107cm" svg:y="0.503cm" svg:width="117.297cm" svg:height="13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K.B16:4K.N16" chart:label-cell-address="4K.A16:4K.A16" chart:class="chart:scatter">
            <chart:domain table:cell-range-address="4K.B1:4K.N1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4K.B1:4K.N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Avg-PixPerSec:</text:p>
                <draw:g>
                  <svg:desc>4K.A16:4K.A16</svg:desc>
                </draw:g>
              </table:table-cell>
              <table:table-cell office:value-type="float" office:value="380727.899286858">
                <text:p>380727.899286858</text:p>
                <draw:g>
                  <svg:desc>4K.B16:4K.N16</svg:desc>
                </draw:g>
              </table:table-cell>
              <table:table-cell office:value-type="float" office:value="734951.835906479">
                <text:p>734951.835906479</text:p>
              </table:table-cell>
              <table:table-cell office:value-type="float" office:value="1391484.65544423">
                <text:p>1391484.65544423</text:p>
              </table:table-cell>
              <table:table-cell office:value-type="float" office:value="1818522.14928911">
                <text:p>1818522.14928911</text:p>
              </table:table-cell>
              <table:table-cell office:value-type="float" office:value="2150962.73566756">
                <text:p>2150962.73566756</text:p>
              </table:table-cell>
              <table:table-cell office:value-type="float" office:value="2756705.62311413">
                <text:p>2756705.62311413</text:p>
              </table:table-cell>
              <table:table-cell office:value-type="float" office:value="2766571.75866378">
                <text:p>2766571.75866378</text:p>
              </table:table-cell>
              <table:table-cell office:value-type="float" office:value="2800107.01604988">
                <text:p>2800107.01604988</text:p>
              </table:table-cell>
              <table:table-cell office:value-type="float" office:value="2822733.06780027">
                <text:p>2822733.06780027</text:p>
              </table:table-cell>
              <table:table-cell office:value-type="float" office:value="2722829.84693438">
                <text:p>2722829.84693438</text:p>
              </table:table-cell>
              <table:table-cell office:value-type="float" office:value="2768949.96375818">
                <text:p>2768949.96375818</text:p>
              </table:table-cell>
              <table:table-cell office:value-type="float" office:value="2843646.00988663">
                <text:p>2843646.00988663</text:p>
              </table:table-cell>
              <table:table-cell office:value-type="float" office:value="2750280.80922795">
                <text:p>2750280.80922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64cm" svg:height="14.254cm" xlink:href=".." xlink:type="simple" chart:class="chart:scatter" chart:style-name="ch1">
        <chart:legend chart:legend-position="end" svg:x="18.959cm" svg:y="6.828cm" style:legend-expansion="high" chart:style-name="ch2"/>
        <chart:plot-area chart:style-name="ch3" table:cell-range-address="Speccy.A1:Speccy.G1 Speccy.A16:Speccy.G16" chart:data-source-has-labels="column" svg:x="0.455cm" svg:y="0.285cm" svg:width="18.049cm" svg:height="13.684cm">
          <chart:coordinate-region svg:x="2.002cm" svg:y="0.485cm" svg:width="16.315cm" svg:height="12.8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ccy.B16:Speccy.G16" chart:label-cell-address="Speccy.A16:Speccy.A16" chart:class="chart:scatter">
            <chart:domain table:cell-range-address="Speccy.B1:Speccy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ccy.B1:Speccy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vg-PixPerSec:</text:p>
                <draw:g>
                  <svg:desc>Speccy.A16:Speccy.A16</svg:desc>
                </draw:g>
              </table:table-cell>
              <table:table-cell office:value-type="float" office:value="708061.618458885">
                <text:p>708061.618458885</text:p>
                <draw:g>
                  <svg:desc>Speccy.B16:Speccy.G16</svg:desc>
                </draw:g>
              </table:table-cell>
              <table:table-cell office:value-type="float" office:value="1076480.16979028">
                <text:p>1076480.16979028</text:p>
              </table:table-cell>
              <table:table-cell office:value-type="float" office:value="1128076.54736469">
                <text:p>1128076.54736469</text:p>
              </table:table-cell>
              <table:table-cell office:value-type="float" office:value="1370326.63750019">
                <text:p>1370326.63750019</text:p>
              </table:table-cell>
              <table:table-cell office:value-type="float" office:value="1385770.50882531">
                <text:p>1385770.50882531</text:p>
              </table:table-cell>
              <table:table-cell office:value-type="float" office:value="1353087.96921725">
                <text:p>1353087.96921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52cm" svg:height="14.367cm" xlink:href=".." xlink:type="simple" chart:class="chart:scatter" chart:style-name="ch1">
        <chart:legend chart:legend-position="end" svg:x="19.247cm" svg:y="6.884cm" style:legend-expansion="high" chart:style-name="ch2"/>
        <chart:plot-area chart:style-name="ch3" table:cell-range-address="EGA.A1:EGA.G1 EGA.A16:EGA.G16" chart:data-source-has-labels="column" svg:x="0.461cm" svg:y="0.287cm" svg:width="18.325cm" svg:height="13.793cm">
          <chart:coordinate-region svg:x="2.194cm" svg:y="0.486cm" svg:width="16.405cm" svg:height="12.9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GA.B16:EGA.G16" chart:label-cell-address="EGA.A16:EGA.A16" chart:class="chart:scatter">
            <chart:domain table:cell-range-address="EGA.B1:EGA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EGA.B1:EGA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vg-PixPerSec:</text:p>
                <draw:g>
                  <svg:desc>EGA.A16:EGA.A16</svg:desc>
                </draw:g>
              </table:table-cell>
              <table:table-cell office:value-type="float" office:value="4970376.74873289">
                <text:p>4970376.74873289</text:p>
                <draw:g>
                  <svg:desc>EGA.B16:EGA.G16</svg:desc>
                </draw:g>
              </table:table-cell>
              <table:table-cell office:value-type="float" office:value="7274294.75925423">
                <text:p>7274294.75925423</text:p>
              </table:table-cell>
              <table:table-cell office:value-type="float" office:value="9515711.61074792">
                <text:p>9515711.61074792</text:p>
              </table:table-cell>
              <table:table-cell office:value-type="float" office:value="9931062.52088772">
                <text:p>9931062.52088772</text:p>
              </table:table-cell>
              <table:table-cell office:value-type="float" office:value="10353277.2773469">
                <text:p>10353277.2773469</text:p>
              </table:table-cell>
              <table:table-cell office:value-type="float" office:value="10541156.6284111">
                <text:p>10541156.6284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